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5f24" officeooo:paragraph-rsid="001a5f24"/>
    </style:style>
    <style:style style:name="P2" style:family="paragraph" style:parent-style-name="Standard">
      <style:text-properties fo:color="#2d2d2d" style:text-line-through-style="none" style:text-line-through-type="none" style:font-name="HelveticaNeue" fo:font-size="12pt" fo:font-style="normal" style:text-underline-style="none" fo:font-weight="normal" style:font-size-asian="12pt" style:font-style-asian="normal" style:font-weight-asian="normal"/>
    </style:style>
    <style:style style:name="P3" style:family="paragraph" style:parent-style-name="Standard">
      <style:text-properties officeooo:rsid="001b893d" officeooo:paragraph-rsid="001b893d"/>
    </style:style>
    <style:style style:name="P4" style:family="paragraph" style:parent-style-name="Standard">
      <style:paragraph-properties fo:margin-left="0cm" fo:margin-right="1cm" fo:text-indent="0cm" style:auto-text-indent="false"/>
      <style:text-properties officeooo:rsid="001a5f24" officeooo:paragraph-rsid="001a5f24"/>
    </style:style>
    <style:style style:name="T1" style:family="text">
      <style:text-properties fo:color="#2d2d2d" style:text-line-through-style="none" style:text-line-through-type="none" style:font-name="HelveticaNeue" fo:font-size="12pt" fo:font-style="normal" style:text-underline-style="none" fo:font-weight="normal" style:font-size-asian="12pt" style:font-style-asian="normal" style:font-weight-asian="normal"/>
    </style:style>
    <style:style style:name="T2" style:family="text">
      <style:text-properties fo:color="#2d2d2d" style:text-line-through-style="none" style:text-line-through-type="none" style:font-name="HelveticaNeue" fo:font-size="12pt" fo:font-style="normal" style:text-underline-style="none" fo:font-weight="normal" officeooo:rsid="001a5f24" style:font-size-asian="12pt" style:font-style-asian="normal" style:font-weight-asian="normal"/>
    </style:style>
    <style:style style:name="T3" style:family="text">
      <style:text-properties fo:color="#2d2d2d" style:text-line-through-style="none" style:text-line-through-type="none" style:font-name="HelveticaNeue" fo:font-size="12pt" fo:font-style="normal" style:text-underline-style="none" fo:font-weight="normal" officeooo:rsid="001b893d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O proxecto sitúase na ría do Burgo. Está unido co plano portuario mediante a praia artifical das Xubias. Relación peculiar de peza final.</text:span></text:p>
      <text:p text:style-name="Standard"><text:span text:style-name="T2">De camiño á parcela atopámonos con </text:span><text:span text:style-name="T1">edifcios como: a igrexa de Oza, Pavillón das colonias, (Pedro Mariño, 1927), Centro Uniersitario de Ciencias da Saúde (Manuel de las Casas, 1999). </text:span><text:span text:style-name="T2">Xa con vistas sobre a parcela e </text:span><text:span text:style-name="T1">dentro do xardín sanitario </text:span><text:span text:style-name="T2">atópase</text:span><text:span text:style-name="T1"> Hopital Marítimo de Oza, (Andrés Reboredo 1993).</text:span></text:p>
      <text:p text:style-name="P2"/>
      <text:p text:style-name="Standard"><text:span text:style-name="T1">Nesta realidade o proxecto trata de facerse un oco, usando unha liguaxe propia pero sempre mirando ao seu redor e sempre coa intención de crear cidade.</text:span></text:p>
      <text:p text:style-name="Standard"><text:span text:style-name="T1"/></text:p>
      <text:p text:style-name="Standard"><text:span text:style-name="T1"/></text:p>
      <text:p text:style-name="P3"><text:span text:style-name="T1">O programa desplégase a modo diagrama abstracto sobre a parcela, como certo azaroso Mikado, que definen con delicada precisión a relación entre volúmes e co seu entorno inmediato, confiigurando unha secuencia de lugares, de espazos, nos que se xoga coa escala humana que define a sección transversal e longa sección lonxitudinal das pezas que se poñen en relación coa paisaxe, co plano portuario, co horizonte e coa topografía.</text:span></text:p>
      <text:p text:style-name="P2"/>
      <text:p text:style-name="P2"/>
      <text:p text:style-name="Standard"><text:span text:style-name="T1">A forma de materializar todo bebe do lugar. Atende a esa natureza mineral que mira ao desmonte e a o recheo da parcela. Usando así como material protagonista o formigón de árido visto. Para os pavimentos xógase con 3 tonalidades diferentes de formigón e co uso puntual de madeira e de vexetación local para difuninar <text:s/>a relación co muro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44:39.553000000</meta:creation-date>
    <dc:date>2017-05-09T18:35:21.810000000</dc:date>
    <meta:editing-duration>PT6H35M11S</meta:editing-duration>
    <meta:editing-cycles>1</meta:editing-cycles>
    <meta:document-statistic meta:table-count="0" meta:image-count="0" meta:object-count="0" meta:page-count="1" meta:paragraph-count="5" meta:word-count="224" meta:character-count="1350" meta:non-whitespace-character-count="1129"/>
    <meta:generator>LibreOffice/4.4.5.2$Windows_x86 LibreOffice_project/a22f674fd25a3b6f45bdebf25400ed2adff0ff99</meta:generator>
  </office:meta>
</office:document-meta>
</file>